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ext-properties fo:color="#C65911"/>
    </style:style>
    <style:style style:name="ce6" style:family="table-cell" style:parent-style-name="Default" style:data-style-name="N0">
      <style:text-properties fo:color="#C00000"/>
    </style:style>
    <style:style style:name="co1" style:family="table-column">
      <style:table-column-properties fo:break-before="auto" style:column-width="20.769791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<text:s text:c="31"/>module /theme</text:p>
          </table:table-cell>
          <table:table-cell table:number-columns-repeated="11" table:style-name="ce2"/>
          <table:table-cell office:value-type="string" table:style-name="ce2">
            <text:p>ID</text:p>
          </table:table-cell>
          <table:table-cell office:value-type="string" table:style-name="ce3">
            <text:p><text:s text:c="33"/>user story<text:s text:c="59"/></text:p>
          </table:table-cell>
          <table:table-cell table:number-columns-repeated="5" table:style-name="ce1"/>
          <table:table-cell office:value-type="string" table:style-name="ce1">
            <text:p>Priorité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En tant qu'administrateur je veux m'authentifier pour accéder a l’espace administrateu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 tant qu'administrateur je veux accepter les nouvelles demandes de création de compt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 tant qu'administrateur je veux visualiser les comptes enregistrés pour les vérifi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En tant qu'administrateur je veux supprimer les comptes inapproprié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 tant qu'administrateur je veux accepter une demande de dépôt d'une perte pour l'ajouter dans la liste des animau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En tant qu'administrateur je veux supprimer les demandes de dépôt inapproprié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 tant qu'administrateur je veux générer la fiche de chaque anim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En tant qu'administrateur je veux modifier <text:s/>des services<text:s text:c="2"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En tant qu'administrateur je veux modifier les facturations <text:s/>de nos serv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 tant qu'administrateur je veux visualiser les statistiques</text:p>
          </table:table-cell>
          <table:table-cell table:number-columns-repeated="16383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ouen.05@live.fr</meta:initial-creator>
    <dc:creator>marouen.05@live.fr</dc:creator>
    <meta:creation-date>2014-02-09T13:37:53Z</meta:creation-date>
    <dc:date>2014-02-10T10:30:03Z</dc:date>
  </office:meta>
</office:document-meta>
</file>